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4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5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6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666666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-color="#99cc99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cc99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666666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09cm" svg:height="2.058cm" svg:x="2.092cm" svg:y="3.606cm">
          <text:p text:style-name="P1"><text:span text:style-name="T1">Z0: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5.209cm" svg:height="2.058cm" svg:x="21.991cm" svg:y="10.442cm">
          <text:p text:style-name="P1">Z2: F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3.162cm" svg:y1="5.657cm" svg:x2="6.539cm" svg:y2="5.363cm" draw:start-shape="id1" draw:start-glue-point="7" draw:end-shape="id2" draw:end-glue-point="9" svg:d="M13162 5657c0 1204-6623 1351-6623-294" svg:viewBox="0 0 6624 1217">
          <text:p/>
        </draw:connector>
        <draw:connector draw:style-name="gr6" draw:text-style-name="P7" draw:layer="layout" draw:type="curve" svg:x1="6.539cm" svg:y1="3.907cm" svg:x2="13.162cm" svg:y2="4.201cm" draw:start-shape="id2" draw:start-glue-point="11" draw:end-shape="id1" draw:end-glue-point="5" svg:d="M6539 3907c0-1203 6623-1350 6623 294" svg:viewBox="0 0 6624 1216">
          <text:p/>
        </draw:connector>
        <draw:connector draw:style-name="gr6" draw:text-style-name="P7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6" draw:text-style-name="P7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6" draw:text-style-name="P7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6" draw:text-style-name="P7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6" draw:text-style-name="P7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6" draw:text-style-name="P7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6" draw:text-style-name="P7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7" draw:text-style-name="P7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8" draw:text-style-name="P9" draw:layer="layout" svg:width="4.3cm" svg:height="0.8cm" svg:x="7.6cm" svg:y="2.5cm">
          <text:p text:style-name="P8"><text:span text:style-name="T2">ein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8cm" svg:x="7.6cm" svg:y="6cm">
          <text:p text:style-name="P8"><text:span text:style-name="T2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8cm" svg:x="21.4cm" svg:y="5.6cm">
          <text:p text:style-name="P8"><text:span text:style-name="T2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3cm" svg:height="1.4cm" svg:x="18.3cm" svg:y="7.6cm">
          <text:p text:style-name="P8"><text:span text:style-name="T2">Faust erkannt / </text:span></text:p>
          <text:p text:style-name="P8"><text:span text:style-name="T2">Hand verlor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6" draw:text-style-name="P7" draw:layer="layout" draw:type="curve" svg:x1="14.804cm" svg:y1="16.142cm" svg:x2="21.991cm" svg:y2="11.471cm" draw:start-shape="id4" draw:start-glue-point="4" draw:end-shape="id3" draw:end-glue-point="6" svg:d="M14804 16142c0-3114 2395-4671 7187-4671" svg:viewBox="0 0 7188 4672">
          <text:p/>
        </draw:connector>
        <draw:custom-shape draw:style-name="gr10" draw:text-style-name="P9" draw:layer="layout" svg:width="4.3cm" svg:height="1.323cm" svg:x="18.8cm" svg:y="16.077cm">
          <text:p text:style-name="P8"><text:span text:style-name="T2">erhöhe Thrust</text:span></text:p>
          <text:p text:style-name="P8"><text:span text:style-name="T2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cm" svg:height="1.502cm" svg:x="14.7cm" svg:y="12.298cm">
          <text:p text:style-name="P8"><text:span text:style-name="T2">verringere Thrust</text:span></text:p>
          <text:p text:style-name="P8"><text:span text:style-name="T2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8cm" svg:height="1.5cm" svg:x="6.8cm" svg:y="7.4cm">
          <text:p text:style-name="P8"><text:span text:style-name="T2">Thrust verringern (Notlandung)</text:span></text:p>
          <text:p text:style-name="P8"><text:span text:style-name="T2">falls keine Hand erkannt wir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8cm" svg:x="8cm" svg:y="13.8cm">
          <text:p text:style-name="P8"><text:span text:style-name="T2">Hand wieder erkan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8cm" svg:x="5.9cm" svg:y="15.9cm">
          <text:p text:style-name="P8"><text:span text:style-name="T2">Hand verlor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8" draw:text-style-name="P9" draw:layer="layout" svg:width="4.3cm" svg:height="0.8cm" svg:x="1.2cm" svg:y="12.5cm">
          <text:p text:style-name="P8"><text:span text:style-name="T2">warte auf Han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3cm" svg:height="0.8cm" svg:x="13.2cm" svg:y="18.7cm">
          <text:p text:style-name="P8"><text:span text:style-name="T2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3cm" svg:height="1.4cm" svg:x="24cm" svg:y="12.9cm">
          <text:p text:style-name="P8"><text:span text:style-name="T2">Hand bleibt, aber</text:span></text:p>
          <text:p text:style-name="P8"><text:span text:style-name="T2">kein Thrust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6cm" svg:height="0.8cm" svg:x="14.6cm" svg:y="2.5cm">
          <text:p text:style-name="P8"><text:span text:style-name="T2">keine Faust erkan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3-25T20:49:50.616791000</dc:date>
    <meta:editing-duration>PT34M6S</meta:editing-duration>
    <meta:editing-cycles>12</meta:editing-cycles>
    <meta:generator>LibreOffice/4.4.0.3$MacOSX_X86_64 LibreOffice_project/de093506bcdc5fafd9023ee680b8c60e3e0645d7</meta:generator>
    <meta:document-statistic meta:object-count="31"/>
  </office:meta>
</office:document-meta>
</file>